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2.15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33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48.4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Microcline without perthites and with crossed twinning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Alliotriomorph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Low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1st order gray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Oblique<text:s/>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6">
            <text:p>Discontinuously crossed twinning in some areas of the crystal and visible only in some positio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95" table:style-name="ce7">
            <text:p>95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9">
          <table:table-cell office:value-type="string" table:style-name="ce8">
            <text:p>Other important minerals in the thin section (%)</text:p>
          </table:table-cell>
          <table:table-cell office:value-type="string" table:style-name="ce5">
            <text:p>Biotite 5%</text:p>
          </table:table-cell>
          <table:table-cell table:number-columns-repeated="16382"/>
        </table:table-row>
        <table:table-row table:number-rows-repeated="2" table:style-name="ro2">
          <table:table-cell table:style-name="ce1"/>
          <table:table-cell table:style-name="ce9"/>
          <table:table-cell table:number-columns-repeated="16382"/>
        </table:table-row>
        <table:table-row table:number-rows-repeated="1048573" table:style-name="ro8">
          <table:table-cell table:number-columns-repeated="16384"/>
        </table:table-row>
      </table:table>
      <table:table table:name="Full3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10">
            <text:p>General characteristics of the mineral</text:p>
          </table:table-cell>
          <table:table-cell office:value-type="string" table:style-name="ce3">
            <text:p>Microclin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9">
            <text:p>KAlSi<text:span text:style-name="T2">3</text:span>O<text:span text:style-name="T2">8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Generally allotriomorph or rounded, rarely hipidiomorphic crystals, short prismatic and idiomorphs in myarolytic caviti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5">
            <text:p>Low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1">
            <text:p>Colorless, often turbid by altera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Cleavage</text:p>
          </table:table-cell>
          <table:table-cell office:value-type="string" table:style-name="ce5">
            <text:p>Difficult to observe, in three directions {001}, {010} and {110}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To sericite, albite and quartz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1st order gray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Obliqu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winning</text:p>
          </table:table-cell>
          <table:table-cell office:value-type="string" table:style-name="ce5">
            <text:p>Polysynthetic, crossed and laminar, the twinnings are not very penetrating and are not always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R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02:46Z</dc:date>
    <meta:editing-cycles>5</meta:editing-cycles>
    <meta:editing-duration>PT1353S</meta:editing-duration>
  </office:meta>
</office:document-meta>
</file>